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Statement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Statement. Details</text:p>
          </table:table-cell>
          <table:table-cell table:style-name="ce2" office:value-type="string">
            <text:p>Statement</text:p>
          </table:table-cell>
          <table:table-cell table:style-name="ce2" office:value-type="string">
            <text:p>The document used to specify the status of Orders, Billing, and Payment. This document is a Statement of Account and not intended as a summary Invoice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Estratto Conto</text:p>
          </table:table-cell>
          <table:table-cell table:style-name="ce15" office:value-type="string">
            <text:p>Il documento utilizzato per specificare lo stato di Ordini, Fatturazione, e Pagamenti. Questo documento è un Estratto Conto e non è inteso come Fattura riepilogativa.</text:p>
          </table:table-cell>
          <table:table-cell table:style-name="ce24"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tatement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Statement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Statement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Statement. Identifier</text:p>
          </table:table-cell>
          <table:table-cell office:value-type="string">
            <text:p>ID</text:p>
          </table:table-cell>
          <table:table-cell office:value-type="string">
            <text:p>An identifier for the Statement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l'Estratto Conto.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Statement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Statement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ore di Copia</text:p>
          </table:table-cell>
          <table:table-cell office:value-type="string">
            <text:p>Indica se l'Estratto Conto è (true) o non è (false) una copia.</text:p>
          </table:table-cell>
          <table:table-cell table:number-columns-repeated="101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Statement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Statement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Creditor on which the Statement was issu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Estratto Conto assegnata dal Creditore.</text:p>
          </table:table-cell>
          <table:table-cell table:number-columns-repeated="1016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Statement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Creditor at which the Statement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emissione dell'Estratto Conto assegnata dal Creditore.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tatement. Note. Text</text:p>
          </table:table-cell>
          <table:table-cell office:value-type="string">
            <text:p>Note</text:p>
          </table:table-cell>
          <table:table-cell office:value-type="string">
            <text:p>Free-form text applying to the Statement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l'Estratto Conto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Statement. Document_ Currency Code. Code</text:p>
          </table:table-cell>
          <table:table-cell office:value-type="string">
            <text:p>DocumentCurrencyCode</text:p>
          </table:table-cell>
          <table:table-cell office:value-type="string">
            <text:p>The default currency for the Statement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Codice Valuta Documento</text:p>
          </table:table-cell>
          <table:table-cell office:value-type="string">
            <text:p>La valuta predefinita per l'Estratto Conto.</text:p>
          </table:table-cell>
          <table:table-cell table:number-columns-repeated="101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Statement. Total_ Debit Amount. Amount</text:p>
          </table:table-cell>
          <table:table-cell office:value-type="string">
            <text:p>TotalDebitAmount</text:p>
          </table:table-cell>
          <table:table-cell office:value-type="string">
            <text:p>The total of all debit amounts for the State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mporto Totale Debiti</text:p>
          </table:table-cell>
          <table:table-cell office:value-type="string">
            <text:p>Il totale di tutti gli importi a debito nell'Estratto Conto.</text:p>
          </table:table-cell>
          <table:table-cell table:number-columns-repeated="1016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Statement. Total_ Credit Amount. Amount</text:p>
          </table:table-cell>
          <table:table-cell office:value-type="string">
            <text:p>TotalCreditAmount</text:p>
          </table:table-cell>
          <table:table-cell office:value-type="string">
            <text:p>The total of all credit amounts for the State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mporto Totale Crediti</text:p>
          </table:table-cell>
          <table:table-cell office:value-type="string">
            <text:p>Il totale di tutti gli importi a credito nell'Estratto Conto.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Statement. Total_ Balance Amount. Amount</text:p>
          </table:table-cell>
          <table:table-cell office:value-type="string">
            <text:p>TotalBalanceAmount</text:p>
          </table:table-cell>
          <table:table-cell office:value-type="string">
            <text:p>The total amount for the State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Saldo</text:p>
          </table:table-cell>
          <table:table-cell office:value-type="string">
            <text:p>Importo totale dell'Estratto Conto.</text:p>
          </table:table-cell>
          <table:table-cell table:number-columns-repeated="1016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Statement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Righe</text:p>
          </table:table-cell>
          <table:table-cell office:value-type="string">
            <text:p>Numero di righe nel documento.</text:p>
          </table:table-cell>
          <table:table-cell table:number-columns-repeated="1016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4" office:value-type="string">
            <text:p>Statement. Statement_ Period. Period</text:p>
          </table:table-cell>
          <table:table-cell table:style-name="ce4" office:value-type="string">
            <text:p>StatementPeriod</text:p>
          </table:table-cell>
          <table:table-cell table:style-name="ce4" office:value-type="string">
            <text:p>An association to period(s) to which the Statement appli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eriodo Estratto Conto</text:p>
          </table:table-cell>
          <table:table-cell table:style-name="ce17" office:value-type="string">
            <text:p>Associazione al periodo/i al quale l'Estratto Conto si riferisc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Statement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 Addizionale</text:p>
          </table:table-cell>
          <table:table-cell table:style-name="ce17" office:value-type="string">
            <text:p>Associazione (riferimento) a Documento Addizional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Statement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Statement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 Contabile</text:p>
          </table:table-cell>
          <table:table-cell table:style-name="ce17" office:value-type="string">
            <text:p>Associazione alla Parte Fornitore in Contabilità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4" office:value-type="string">
            <text:p>Statement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liente Contabile</text:p>
          </table:table-cell>
          <table:table-cell table:style-name="ce17" office:value-type="string">
            <text:p>Associazione alla Parte Cliente in Contabilità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Statement. Buyer_ Customer Party. Customer Party</text:p>
          </table:table-cell>
          <table:table-cell table:style-name="ce4" office:value-type="string">
            <text:p>BuyerCustomerParty</text:p>
          </table:table-cell>
          <table:table-cell table:style-name="ce4" office:value-type="string">
            <text:p>An association to the Buyer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Acquirente</text:p>
          </table:table-cell>
          <table:table-cell table:style-name="ce17" office:value-type="string">
            <text:p>Associazione all'Acquirent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4" office:value-type="string">
            <text:p>Statement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table:style-name="ce17" office:value-type="string">
            <text:p>Associazione al Venditor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3">
            <text:p>23</text:p>
          </table:table-cell>
          <table:table-cell table:style-name="ce4" office:value-type="string">
            <text:p>Statement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Originatore</text:p>
          </table:table-cell>
          <table:table-cell table:style-name="ce17" office:value-type="string">
            <text:p>Associazione alla Parte Originatrice della transazion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24">
            <text:p>24</text:p>
          </table:table-cell>
          <table:table-cell table:style-name="ce4" office:value-type="string">
            <text:p>Statement. Payee_ Party. Party</text:p>
          </table:table-cell>
          <table:table-cell table:style-name="ce4" office:value-type="string">
            <text:p>PayeeParty</text:p>
          </table:table-cell>
          <table:table-cell table:style-name="ce4" office:value-type="string">
            <text:p>An association to the Payee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Beneficiario Pagamento</text:p>
          </table:table-cell>
          <table:table-cell table:style-name="ce17" office:value-type="string">
            <text:p>Associazione al Beneficiario del Pagamento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string">
            <text:p>Statement. Payment Means</text:p>
          </table:table-cell>
          <table:table-cell table:style-name="ce4" office:value-type="string">
            <text:p>PaymentMeans</text:p>
          </table:table-cell>
          <table:table-cell table:style-name="ce4" office:value-type="string">
            <text:p>An association to Payment Mean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Modalità di Pagamento</text:p>
          </table:table-cell>
          <table:table-cell table:style-name="ce17" office:value-type="string">
            <text:p>Associazione alle Modalità di Pagamento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26">
            <text:p>26</text:p>
          </table:table-cell>
          <table:table-cell table:style-name="ce4" office:value-type="string">
            <text:p>Statement. Payment Terms</text:p>
          </table:table-cell>
          <table:table-cell table:style-name="ce4" office:value-type="string">
            <text:p>PaymentTerms</text:p>
          </table:table-cell>
          <table:table-cell table:style-name="ce4" office:value-type="string">
            <text:p>An association to Payment Term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ermini di Pagamento</text:p>
          </table:table-cell>
          <table:table-cell table:style-name="ce17" office:value-type="string">
            <text:p>Associazione ai Termini di Pagamento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7">
            <text:p>27</text:p>
          </table:table-cell>
          <table:table-cell table:style-name="ce4" office:value-type="string">
            <text:p>Statement. Allowance Charge</text:p>
          </table:table-cell>
          <table:table-cell table:style-name="ce4" office:value-type="string">
            <text:p>AllowanceCharge</text:p>
          </table:table-cell>
          <table:table-cell table:style-name="ce4" office:value-type="string">
            <text:p>An association to Allowances and Charges that apply to the Statement period as a whol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Abbuoni / Addebiti</text:p>
          </table:table-cell>
          <table:table-cell table:style-name="ce17" office:value-type="string">
            <text:p>Associazione agli Abbuoni e Addebiti che si applicano all'intero periodo dell'Estratto Conto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4" office:value-type="string">
            <text:p>Statement. Tax Total</text:p>
          </table:table-cell>
          <table:table-cell table:style-name="ce4" office:value-type="string">
            <text:p>TaxTotal</text:p>
          </table:table-cell>
          <table:table-cell table:style-name="ce4" office:value-type="string">
            <text:p>An association with summary information for particular taxe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otale Imposte</text:p>
          </table:table-cell>
          <table:table-cell table:style-name="ce17" office:value-type="string">
            <text:p>Associazione ad informazioni di riepilogo per particolari impost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4" office:value-type="string">
            <text:p>Statement. Statement Line</text:p>
          </table:table-cell>
          <table:table-cell table:style-name="ce4" office:value-type="string">
            <text:p>StatementLine</text:p>
          </table:table-cell>
          <table:table-cell table:style-name="ce4" office:value-type="string">
            <text:p>An association to one or more Statement Lines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ga Estratto Conto</text:p>
          </table:table-cell>
          <table:table-cell table:style-name="ce17" office:value-type="string">
            <text:p>Associazione ad uno o più Righe Estratto Conto.</text:p>
          </table:table-cell>
          <table:table-cell table:style-name="ce25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Statement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2:14</dc:date>
    <meta:document-statistic meta:table-count="1" meta:cell-count="243" meta:object-count="0"/>
    <meta:generator>OpenOffice.org/3.0$Win32 OpenOffice.org_project/300m9$Build-9358</meta:generator>
  </office:meta>
</office:document-meta>
</file>